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Sheet1.S5"/>
      <style:map style:condition="cell-content()=2" style:apply-style-name="Untitled2" style:base-cell-address="Sheet1.S5"/>
      <style:map style:condition="cell-content()=3" style:apply-style-name="Untitled3" style:base-cell-address="Sheet1.S5"/>
    </style:style>
  </office:automatic-styles>
  <office:body>
    <office:spreadsheet>
      <table:table table:name="Sheet1" table:style-name="ta1" table:print="false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6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6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6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56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2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2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5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8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8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8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8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4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4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0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0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0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0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6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6"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6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6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8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8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2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8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>
            <text:p>0</text:p>
          </table:table-cell>
          <table:table-cell table:number-columns-repeated="96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Untitled2" style:family="table-cell" style:parent-style-name="Default">
      <style:table-cell-properties fo:background-color="#ff6600"/>
    </style:style>
    <style:style style:name="Untitled3" style:family="table-cell" style:parent-style-name="Default">
      <style:table-cell-properties fo:background-color="#ff00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6">06/16/2021</text:date>, <text:time>01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document-statistic meta:table-count="1" meta:cell-count="4096" meta:object-count="0"/>
  </office:meta>
</office:document-meta>
</file>